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050000000507B648D12F017B99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500000005093B5FF025739BEA4.png" manifest:media-type="image/png"/>
  <manifest:file-entry manifest:full-path="Pictures/TablePreview4.svm" manifest:media-type=""/>
  <manifest:file-entry manifest:full-path="Pictures/100002010000005000000050A41852D160B82681.png" manifest:media-type="image/png"/>
  <manifest:file-entry manifest:full-path="Pictures/TablePreview5.svm" manifest:media-type=""/>
  <manifest:file-entry manifest:full-path="Pictures/100002010000005000000050A194B55A8FB0F444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1.svm" manifest:media-type=""/>
  <manifest:file-entry manifest:full-path="Pictures/1000020100000050000000505C7FA6528E295FCD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Rokkitt SemiBold" svg:font-family="'Rokkitt SemiBold'" style:font-family-generic="modern" style:font-pitch="variable"/>
    <style:font-face style:name="Rokkitt SemiBold1" svg:font-family="'Rokkitt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c5000b" draw:marker-start-width="0.8cm" draw:marker-end-width="0.8cm" draw:opacity="0%" draw:textarea-horizontal-align="justify" draw:textarea-vertical-align="middle" draw:auto-grow-height="false" fo:min-height="15.282cm" fo:min-width="1.9cm" fo:padding-top="0.225cm" fo:padding-bottom="0.225cm" fo:padding-left="0.35cm" fo:padding-right="0.35cm" draw:shadow-opacity="0%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10.35cm" fo:min-width="4.7cm" draw:shadow-opacity="90%"/>
    </style:style>
    <style:style style:name="gr5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7.95cm" fo:min-width="4.7cm" draw:shadow-opacity="90%"/>
    </style:style>
    <style:style style:name="gr6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5.834cm" fo:min-width="4.7cm" draw:shadow-opacity="90%"/>
    </style:style>
    <style:style style:name="gr7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7.25cm" fo:min-width="4.7cm" draw:shadow-opacity="90%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17cm" style:use-optimal-column-width="false"/>
    </style:style>
    <style:style style:name="co2" style:family="table-column">
      <style:table-column-properties style:column-width="2.172cm" style:use-optimal-column-width="false"/>
    </style:style>
    <style:style style:name="co3" style:family="table-column">
      <style:table-column-properties style:column-width="4.271cm" style:use-optimal-column-width="false"/>
    </style:style>
    <style:style style:name="co4" style:family="table-column">
      <style:table-column-properties style:column-width="2.333cm" style:use-optimal-column-width="false"/>
    </style:style>
    <style:style style:name="co5" style:family="table-column">
      <style:table-column-properties style:column-width="6.409cm" style:use-optimal-column-width="false"/>
    </style:style>
    <style:style style:name="co6" style:family="table-column">
      <style:table-column-properties style:column-width="4.371cm" style:use-optimal-column-width="false"/>
    </style:style>
    <style:style style:name="co7" style:family="table-column">
      <style:table-column-properties style:column-width="4.373cm" style:use-optimal-column-width="false"/>
    </style:style>
    <style:style style:name="co8" style:family="table-column">
      <style:table-column-properties style:column-width="2.378cm" style:use-optimal-column-width="false"/>
    </style:style>
    <style:style style:name="co9" style:family="table-column">
      <style:table-column-properties style:column-width="2.309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0.896cm"/>
    </style:style>
    <style:style style:name="ro3" style:family="table-row">
      <style:table-row-properties style:row-height="2.081cm"/>
    </style:style>
    <style:style style:name="ro4" style:family="table-row">
      <style:table-row-properties style:row-height="1.171cm"/>
    </style:style>
    <style:style style:name="ro5" style:family="table-row">
      <style:table-row-properties style:row-height="2.991cm"/>
    </style:style>
    <style:style style:name="ro6" style:family="table-row">
      <style:table-row-properties style:row-height="1.821cm"/>
    </style:style>
    <style:style style:name="ro7" style:family="table-row">
      <style:table-row-properties style:row-height="1.568cm"/>
    </style:style>
    <style:style style:name="ro8" style:family="table-row">
      <style:table-row-properties style:row-height="1.695cm"/>
    </style:style>
    <style:style style:name="ro9" style:family="table-row">
      <style:table-row-properties style:row-height="0.684cm"/>
    </style:style>
    <style:style style:name="ro10" style:family="table-row">
      <style:table-row-properties style:row-height="0.906cm"/>
    </style:style>
    <style:style style:name="ro11" style:family="table-row">
      <style:table-row-properties style:row-height="0.6cm"/>
    </style:style>
    <style:style style:name="ce1" style:family="table-cell">
      <loext:graphic-properties fo:padding-left="0.1cm" fo:padding-right="0.1cm"/>
      <style:paragraph-properties fo:text-align="end" fo:border="0.03pt solid #111111" style:text-autospace="none"/>
      <style:text-properties style:font-name="Rokkitt SemiBold1" fo:font-size="18pt" fo:font-weight="600" style:font-size-asian="18pt" style:font-size-complex="18pt"/>
    </style:style>
    <style:style style:name="ce2" style:family="table-cell">
      <loext:graphic-properties fo:padding-left="0.1cm" fo:padding-right="0.1cm"/>
      <style:paragraph-properties fo:text-align="end" fo:border="0.03pt solid #111111" style:text-autospace="none"/>
      <style:text-properties style:font-name="Rokkitt SemiBold1" fo:font-size="14pt" fo:font-weight="600" style:font-size-asian="18pt" style:font-size-complex="18pt"/>
    </style:style>
    <style:style style:name="ce3" style:family="table-cell">
      <loext:graphic-properties fo:padding-left="0.1cm" fo:padding-right="0.1cm"/>
      <style:paragraph-properties fo:text-align="end" fo:border="0.03pt solid #111111" style:text-autospace="none"/>
      <style:text-properties style:font-name="Rokkitt SemiBold1" fo:font-size="10pt" fo:font-weight="600" style:font-size-asian="18pt" style:font-size-complex="18pt"/>
    </style:style>
    <style:style style:name="ce4" style:family="table-cell">
      <loext:graphic-properties fo:padding-left="0.1cm" fo:padding-right="0.1cm"/>
      <style:paragraph-properties fo:text-align="end" fo:border-left="0.03pt solid #111111" fo:border-right="0.03pt solid #111111" fo:border-top="0.03pt solid #111111" fo:border-bottom="none" style:text-autospace="none"/>
      <style:text-properties style:font-name="Rokkitt SemiBold1" fo:font-size="18pt" fo:font-weight="600" style:font-size-asian="18pt" style:font-size-complex="18pt"/>
    </style:style>
    <style:style style:name="ce5" style:family="table-cell">
      <loext:graphic-properties fo:padding-left="0.1cm" fo:padding-right="0.1cm"/>
      <style:paragraph-properties fo:text-align="end" fo:border-left="0.03pt solid #111111" fo:border-right="0.03pt solid #111111" fo:border-top="0.03pt solid #111111" fo:border-bottom="none" style:text-autospace="none"/>
      <style:text-properties style:font-name="Rokkitt SemiBold1" fo:font-size="12pt" fo:font-weight="600" style:font-size-asian="18pt" style:font-size-complex="18pt"/>
    </style:style>
    <style:style style:name="ce6" style:family="table-cell">
      <loext:graphic-properties fo:padding-left="0.1cm" fo:padding-right="0.1cm"/>
      <style:paragraph-properties fo:text-align="end" fo:border-left="0.03pt solid #111111" fo:border-right="0.03pt solid #111111" fo:border-top="0.03pt solid #111111" fo:border-bottom="none" style:text-autospace="none"/>
      <style:text-properties style:font-name="Rokkitt SemiBold1" fo:font-size="10pt" fo:font-weight="600" style:font-size-asian="18pt" style:font-size-complex="18pt"/>
    </style:style>
    <style:style style:name="ce7" style:family="table-cell">
      <loext:graphic-properties draw:fill-color="#ffffff" fo:padding-left="0.1cm" fo:padding-right="0.1cm"/>
      <style:paragraph-properties fo:text-align="end" fo:border="0.03pt solid #111111" style:text-autospace="none"/>
      <style:text-properties style:font-name="Rokkitt SemiBold1" fo:font-size="18pt" fo:font-weight="600" style:font-size-asian="18pt" style:font-size-complex="18pt"/>
    </style:style>
    <style:style style:name="ce8" style:family="table-cell">
      <loext:graphic-properties fo:padding-left="0.1cm" fo:padding-right="0.1cm"/>
      <style:paragraph-properties fo:text-align="end" fo:border="0.03pt solid #000000" style:text-autospace="none"/>
      <style:text-properties style:font-name="Rokkitt SemiBold1" fo:font-size="18pt" fo:font-weight="600" style:font-size-asian="18pt" style:font-size-complex="18pt"/>
    </style:style>
    <style:style style:name="ce9" style:family="table-cell">
      <loext:graphic-properties draw:fill-color="#ffffff" fo:padding-left="0.1cm" fo:padding-right="0.1cm"/>
      <style:paragraph-properties fo:text-align="end" fo:border="0.03pt solid #000000" style:text-autospace="none"/>
      <style:text-properties style:font-name="Rokkitt SemiBold1" fo:font-size="18pt" fo:font-weight="600" style:font-size-asian="18pt" style:font-size-complex="18pt"/>
    </style:style>
    <style:style style:name="ce10" style:family="table-cell">
      <loext:graphic-properties draw:fill-color="#ffffff" fo:padding-left="0.1cm" fo:padding-right="0.1cm"/>
      <style:paragraph-properties fo:text-align="end" fo:border="0.03pt solid #000000" style:text-autospace="none" style:writing-mode="lr-tb"/>
      <style:text-properties style:font-name="Rokkitt SemiBold1" fo:font-size="18pt" fo:font-weight="600" style:font-size-asian="18pt" style:font-size-complex="18pt"/>
    </style:style>
    <style:style style:name="ce11" style:family="table-cell">
      <loext:graphic-properties fo:padding-left="0.1cm" fo:padding-right="0.1cm"/>
      <style:paragraph-properties fo:text-align="end" fo:border="0.03pt solid #000000" style:text-autospace="none"/>
      <style:text-properties style:font-name="Rokkitt SemiBold1" fo:font-size="24pt" fo:font-weight="600" style:font-size-asian="18pt" style:font-size-complex="18pt"/>
    </style:style>
    <style:style style:name="ce12" style:family="table-cell">
      <loext:graphic-properties fo:padding-left="0.1cm" fo:padding-right="0.1cm"/>
      <style:paragraph-properties fo:text-align="end" fo:border="0.03pt solid #000000" style:text-autospace="none"/>
      <style:text-properties style:font-name="Rokkitt SemiBold1" fo:font-size="22pt" fo:font-weight="600" style:font-size-asian="18pt" style:font-size-complex="18pt"/>
    </style:style>
    <style:style style:name="ce13" style:family="table-cell">
      <loext:graphic-properties draw:fill-color="#ffffff" fo:padding-left="0.1cm" fo:padding-right="0.1cm"/>
      <style:paragraph-properties fo:text-align="end" fo:border="0.03pt solid #000000" style:text-autospace="none"/>
      <style:text-properties style:font-name="Rokkitt SemiBold1" fo:font-size="22pt" fo:font-weight="600" style:font-size-asian="18pt" style:font-size-complex="18pt"/>
    </style:style>
    <style:style style:name="ce14" style:family="table-cell">
      <loext:graphic-properties draw:fill-color="#ffffff" fo:padding-left="0.1cm" fo:padding-right="0.1cm"/>
      <style:paragraph-properties fo:text-align="end" fo:border="0.03pt solid #000000" style:text-autospace="none"/>
      <style:text-properties style:font-name="Rokkitt SemiBold1" fo:font-size="20pt" fo:font-weight="600" style:font-size-asian="18pt" style:font-size-complex="18pt"/>
    </style:style>
    <style:style style:name="ce15" style:family="table-cell">
      <loext:graphic-properties draw:fill-color="#ffffff" fo:padding-left="0.1cm" fo:padding-right="0.1cm"/>
      <style:paragraph-properties fo:text-align="end" fo:border="0.03pt solid #000000" style:text-autospace="none" style:writing-mode="lr-tb"/>
      <style:text-properties style:font-name="Rokkitt SemiBold1" fo:font-size="20pt" fo:font-weight="600" style:font-size-asian="18pt" style:font-size-complex="18pt"/>
    </style:style>
    <style:style style:name="P1" style:family="paragraph">
      <style:paragraph-properties fo:text-align="end" style:text-autospace="none"/>
    </style:style>
    <style:style style:name="P2" style:family="paragraph">
      <loext:graphic-properties draw:fill-color="#ffffff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paragraph-properties fo:text-align="end" style:text-autospace="none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 style:text-autospace="none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 draw:opacity="90%"/>
      <style:paragraph-properties fo:text-align="center"/>
    </style:style>
    <style:style style:name="T1" style:family="text">
      <style:text-properties style:font-name="Rokkitt SemiBold1" fo:font-size="18pt" fo:font-weight="600" style:font-size-asian="18pt" style:font-size-complex="18pt"/>
    </style:style>
    <style:style style:name="T2" style:family="text">
      <style:text-properties style:font-name="Rokkitt SemiBold1" fo:font-size="14pt" fo:font-weight="600" style:font-size-asian="18pt" style:font-size-complex="18pt"/>
    </style:style>
    <style:style style:name="T3" style:family="text">
      <style:text-properties style:font-name="Rokkitt SemiBold1" fo:font-size="10pt" fo:font-weight="600" style:font-size-asian="18pt" style:font-size-complex="18pt"/>
    </style:style>
    <style:style style:name="T4" style:family="text">
      <style:text-properties style:font-name="Rokkitt SemiBold1" fo:font-size="12pt" fo:font-weight="600" style:font-size-asian="18pt" style:font-size-complex="18pt"/>
    </style:style>
    <style:style style:name="T5" style:family="text">
      <style:text-properties style:font-name="Rokkitt SemiBold1" fo:font-size="22pt" fo:font-weight="600" style:font-size-asian="18pt" style:font-size-complex="18pt"/>
    </style:style>
    <style:style style:name="T6" style:family="text">
      <style:text-properties style:font-name="Rokkitt SemiBold1" fo:font-size="20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30.381cm" svg:height="15.089cm" svg:x="0.903cm" svg:y="0.8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"><text:span text:style-name="T1">mean</text:span></text:p>
              </table:table-cell>
              <table:table-cell>
                <text:p text:style-name="P1"><text:span text:style-name="T1">RR</text:span></text:p>
              </table:table-cell>
              <table:table-cell>
                <text:p text:style-name="P1"><text:span text:style-name="T1">CLM</text:span></text:p>
              </table:table-cell>
              <table:table-cell>
                <text:p text:style-name="P1"><text:span text:style-name="T1">CTEM</text:span></text:p>
              </table:table-cell>
              <table:table-cell>
                <text:p text:style-name="P1"><text:span text:style-name="T1">JULES </text:span></text:p>
              </table:table-cell>
              <table:table-cell table:style-name="ce2">
                <text:p text:style-name="P1"><text:span text:style-name="T2">JSBACH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MC2</text:span></text:p>
              </table:table-cell>
              <table:table-cell table:style-name="ce3">
                <text:p text:style-name="P1"><text:span text:style-name="T3">ORCHIDEE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1"><text:span text:style-name="T4">INFERNO</text:span></text:p>
              </table:table-cell>
              <table:table-cell table:style-name="ce5">
                <text:p text:style-name="P1"><text:span text:style-name="T4">SPITFIRE</text:span></text:p>
              </table:table-cell>
              <table:table-cell table:style-name="ce6">
                <text:p text:style-name="P1"><text:span text:style-name="T3">GLOBFIRM</text:span></text:p>
              </table:table-cell>
              <table:table-cell table:style-name="ce5">
                <text:p text:style-name="P1"><text:span text:style-name="T4">SPITFIRE</text:span></text:p>
              </table:table-cell>
              <table:table-cell>
                <text:p text:style-name="P1"><text:span text:style-name="T1">BLAZE</text:span></text:p>
              </table:table-cell>
              <table:table-cell/>
              <table:table-cell table:style-name="ce5">
                <text:p text:style-name="P1"><text:span text:style-name="T4">SPITFIRE</text:span></text:p>
              </table:table-cell>
            </table:table-row>
            <table:table-row table:style-name="ro3" table:default-cell-style-name="ce7">
              <table:table-cell table:number-rows-spanned="4"/>
              <table:table-cell table:number-rows-spanned="2">
                <text:p text:style-name="P1"><text:span text:style-name="T1">Burnt Area</text:span></text:p>
              </table:table-cell>
              <table:table-cell>
                <text:p text:style-name="P1"><text:span text:style-name="T1">GFED4(s)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8</text:span></text:p>
              </table:table-cell>
              <table:table-cell>
                <text:p text:style-name="P1"><text:span text:style-name="T1">0.67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0.68</text:span></text:p>
              </table:table-cell>
              <table:table-cell>
                <text:p text:style-name="P1"><text:span text:style-name="T1">0.76</text:span></text:p>
              </table:table-cell>
              <table:table-cell>
                <text:p text:style-name="P1"><text:span text:style-name="T1">0.74</text:span></text:p>
              </table:table-cell>
              <table:table-cell>
                <text:p text:style-name="P1"><text:span text:style-name="T1">0.83</text:span></text:p>
              </table:table-cell>
              <table:table-cell>
                <text:p text:style-name="P1"><text:span text:style-name="T1">0.84</text:span></text:p>
              </table:table-cell>
              <table:table-cell>
                <text:p text:style-name="P1"><text:span text:style-name="T1">0.79</text:span></text:p>
              </table:table-cell>
              <table:table-cell>
                <text:p text:style-name="P1"><text:span text:style-name="T1">0.7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>
                <text:p text:style-name="P1"><text:span text:style-name="T1">GFED4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4</text:span></text:p>
              </table:table-cell>
              <table:table-cell>
                <text:p text:style-name="P1"><text:span text:style-name="T1">0.81</text:span></text:p>
              </table:table-cell>
              <table:table-cell>
                <text:p text:style-name="P1"><text:span text:style-name="T1">0.83</text:span></text:p>
              </table:table-cell>
              <table:table-cell>
                <text:p text:style-name="P1"><text:span text:style-name="T1">0.76</text:span></text:p>
              </table:table-cell>
              <table:table-cell>
                <text:p text:style-name="P1"><text:span text:style-name="T1">0.87</text:span></text:p>
              </table:table-cell>
              <table:table-cell>
                <text:p text:style-name="P1"><text:span text:style-name="T1">0.71</text:span></text:p>
              </table:table-cell>
              <table:table-cell>
                <text:p text:style-name="P1"><text:span text:style-name="T1">0.97</text:span></text:p>
              </table:table-cell>
              <table:table-cell>
                <text:p text:style-name="P1"><text:span text:style-name="T1">0.98</text:span></text:p>
              </table:table-cell>
              <table:table-cell>
                <text:p text:style-name="P1"><text:span text:style-name="T1">0.78</text:span></text:p>
              </table:table-cell>
              <table:table-cell>
                <text:p text:style-name="P1"><text:span text:style-name="T1">0.82</text:span></text:p>
              </table:table-cell>
            </table:table-row>
            <table:table-row table:style-name="ro4" table:default-cell-style-name="ce7">
              <table:covered-table-cell/>
              <table:table-cell>
                <text:p text:style-name="P1"><text:span text:style-name="T1">Veg C</text:span></text:p>
              </table:table-cell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2</text:span></text:p>
              </table:table-cell>
              <table:table-cell>
                <text:p text:style-name="P1"><text:span text:style-name="T1">0.73</text:span></text:p>
              </table:table-cell>
              <table:table-cell>
                <text:p text:style-name="P1"><text:span text:style-name="T1">0.89</text:span></text:p>
              </table:table-cell>
              <table:table-cell>
                <text:p text:style-name="P1"><text:span text:style-name="T1">0.89</text:span></text:p>
              </table:table-cell>
              <table:table-cell>
                <text:p text:style-name="P1"><text:span text:style-name="T1">1.35</text:span></text:p>
              </table:table-cell>
              <table:table-cell>
                <text:p text:style-name="P1"><text:span text:style-name="T1">1.3</text:span></text:p>
              </table:table-cell>
              <table:table-cell>
                <text:p text:style-name="P1"><text:span text:style-name="T1">1.27</text:span></text:p>
              </table:table-cell>
              <table:table-cell>
                <text:p text:style-name="P1"><text:span text:style-name="T1">1.3</text:span></text:p>
              </table:table-cell>
              <table:table-cell>
                <text:p text:style-name="P1"><text:span text:style-name="T1">1.27</text:span></text:p>
              </table:table-cell>
              <table:table-cell>
                <text:p text:style-name="P1"><text:span text:style-name="T1">0.73</text:span></text:p>
              </table:table-cell>
            </table:table-row>
            <table:table-row table:style-name="ro5" table:default-cell-style-name="ce7">
              <table:covered-table-cell/>
              <table:table-cell>
                <text:p text:style-name="P1"><text:span text:style-name="T1">Fire C</text:span></text:p>
              </table:table-cell>
              <table:table-cell>
                <text:p text:style-name="P1"><text:span text:style-name="T1">GFAS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2</text:span></text:p>
              </table:table-cell>
              <table:table-cell>
                <text:p text:style-name="P1"><text:span text:style-name="T1">0.82</text:span></text:p>
              </table:table-cell>
              <table:table-cell>
                <text:p text:style-name="P1"><text:span text:style-name="T1">0.93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0.96</text:span></text:p>
              </table:table-cell>
              <table:table-cell>
                <text:p text:style-name="P1"><text:span text:style-name="T1">0.75</text:span></text:p>
              </table:table-cell>
              <table:table-cell>
                <text:p text:style-name="P1"><text:span text:style-name="T1">0.94</text:span></text:p>
              </table:table-cell>
              <table:table-cell>
                <text:p text:style-name="P1"><text:span text:style-name="T1">0.95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1.07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Burnt Area</text:span></text:p>
              </table:table-cell>
              <table:table-cell table:number-rows-spanned="2">
                <text:p text:style-name="P1"><text:span text:style-name="T1">GFED4(s)</text:span></text:p>
              </table:table-cell>
              <table:table-cell>
                <text:p text:style-name="P1"><text:span text:style-name="T1">0.49</text:span></text:p>
              </table:table-cell>
              <table:table-cell>
                <text:p text:style-name="P1"><text:span text:style-name="T1">0.5</text:span></text:p>
              </table:table-cell>
              <table:table-cell>
                <text:p text:style-name="P1"><text:span text:style-name="T1">0.30</text:span></text:p>
              </table:table-cell>
              <table:table-cell>
                <text:p text:style-name="P1"><text:span text:style-name="T1">0.34</text:span></text:p>
              </table:table-cell>
              <table:table-cell>
                <text:p text:style-name="P1"><text:span text:style-name="T1">0.37</text:span></text:p>
              </table:table-cell>
              <table:table-cell>
                <text:p text:style-name="P1"><text:span text:style-name="T1">0.38</text:span></text:p>
              </table:table-cell>
              <table:table-cell/>
              <table:table-cell>
                <text:p text:style-name="P1"><text:span text:style-name="T1">0.31</text:span></text:p>
              </table:table-cell>
              <table:table-cell/>
              <table:table-cell/>
              <table:table-cell>
                <text:p text:style-name="P1"><text:span text:style-name="T1">0.32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6</text:span></text:p>
              </table:table-cell>
              <table:table-cell>
                <text:p text:style-name="P1"><text:span text:style-name="T1">1.08</text:span></text:p>
              </table:table-cell>
              <table:table-cell>
                <text:p text:style-name="P1"><text:span text:style-name="T1">1.20</text:span></text:p>
              </table:table-cell>
              <table:table-cell>
                <text:p text:style-name="P1"><text:span text:style-name="T1">1.73</text:span></text:p>
              </table:table-cell>
              <table:table-cell>
                <text:p text:style-name="P1"><text:span text:style-name="T1">1.35</text:span></text:p>
              </table:table-cell>
              <table:table-cell/>
              <table:table-cell>
                <text:p text:style-name="P1"><text:span text:style-name="T1">1.05</text:span></text:p>
              </table:table-cell>
              <table:table-cell/>
              <table:table-cell/>
              <table:table-cell>
                <text:p text:style-name="P1"><text:span text:style-name="T1">1.12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Fire C</text:span></text:p>
              </table:table-cell>
              <table:table-cell table:number-rows-spanned="2">
                <text:p text:style-name="P1"><text:span text:style-name="T1">GFAS</text:span></text:p>
              </table:table-cell>
              <table:table-cell>
                <text:p text:style-name="P1"><text:span text:style-name="T1">0.57</text:span></text:p>
              </table:table-cell>
              <table:table-cell>
                <text:p text:style-name="P1"><text:span text:style-name="T1">0.47</text:span></text:p>
              </table:table-cell>
              <table:table-cell>
                <text:p text:style-name="P1"><text:span text:style-name="T1">0.42</text:span></text:p>
              </table:table-cell>
              <table:table-cell>
                <text:p text:style-name="P1"><text:span text:style-name="T1">0.50</text:span></text:p>
              </table:table-cell>
              <table:table-cell>
                <text:p text:style-name="P1"><text:span text:style-name="T1">0.49</text:span></text:p>
              </table:table-cell>
              <table:table-cell>
                <text:p text:style-name="P1"><text:span text:style-name="T1">0.47</text:span></text:p>
              </table:table-cell>
              <table:table-cell/>
              <table:table-cell>
                <text:p text:style-name="P1"><text:span text:style-name="T1">0.37</text:span></text:p>
              </table:table-cell>
              <table:table-cell/>
              <table:table-cell/>
              <table:table-cell>
                <text:p text:style-name="P1"><text:span text:style-name="T1">0.37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6</text:span></text:p>
              </table:table-cell>
              <table:table-cell>
                <text:p text:style-name="P1"><text:span text:style-name="T1">1.15</text:span></text:p>
              </table:table-cell>
              <table:table-cell>
                <text:p text:style-name="P1"><text:span text:style-name="T1">1.78</text:span></text:p>
              </table:table-cell>
              <table:table-cell>
                <text:p text:style-name="P1"><text:span text:style-name="T1">1.81</text:span></text:p>
              </table:table-cell>
              <table:table-cell>
                <text:p text:style-name="P1"><text:span text:style-name="T1">1.45</text:span></text:p>
              </table:table-cell>
              <table:table-cell/>
              <table:table-cell>
                <text:p text:style-name="P1"><text:span text:style-name="T1">1.21</text:span></text:p>
              </table:table-cell>
              <table:table-cell/>
              <table:table-cell/>
              <table:table-cell>
                <text:p text:style-name="P1"><text:span text:style-name="T1">1.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30.381cm" svg:height="15.089cm" svg:x="0.903cm" svg:y="0.8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"><text:span text:style-name="T1">mean</text:span></text:p>
              </table:table-cell>
              <table:table-cell>
                <text:p text:style-name="P1"><text:span text:style-name="T1">RR</text:span></text:p>
              </table:table-cell>
              <table:table-cell>
                <text:p text:style-name="P1"><text:span text:style-name="T1">CLM</text:span></text:p>
              </table:table-cell>
              <table:table-cell>
                <text:p text:style-name="P1"><text:span text:style-name="T1">CTEM</text:span></text:p>
              </table:table-cell>
              <table:table-cell>
                <text:p text:style-name="P1"><text:span text:style-name="T1">JULES </text:span></text:p>
              </table:table-cell>
              <table:table-cell table:style-name="ce2">
                <text:p text:style-name="P1"><text:span text:style-name="T2">JSBACH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MC2</text:span></text:p>
              </table:table-cell>
              <table:table-cell table:style-name="ce3">
                <text:p text:style-name="P1"><text:span text:style-name="T3">ORCHIDEE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1"><text:span text:style-name="T4">INFERNO</text:span></text:p>
              </table:table-cell>
              <table:table-cell table:style-name="ce5">
                <text:p text:style-name="P1"><text:span text:style-name="T4">SPITFIRE</text:span></text:p>
              </table:table-cell>
              <table:table-cell table:style-name="ce6">
                <text:p text:style-name="P1"><text:span text:style-name="T3">GLOBFIRM</text:span></text:p>
              </table:table-cell>
              <table:table-cell table:style-name="ce5">
                <text:p text:style-name="P1"><text:span text:style-name="T4">SPITFIRE</text:span></text:p>
              </table:table-cell>
              <table:table-cell>
                <text:p text:style-name="P1"><text:span text:style-name="T1">BLAZE</text:span></text:p>
              </table:table-cell>
              <table:table-cell/>
              <table:table-cell table:style-name="ce5">
                <text:p text:style-name="P1"><text:span text:style-name="T4">SPITFIRE</text:span></text:p>
              </table:table-cell>
            </table:table-row>
            <table:table-row table:style-name="ro3" table:default-cell-style-name="ce7">
              <table:table-cell table:number-rows-spanned="4"/>
              <table:table-cell table:number-rows-spanned="2">
                <text:p text:style-name="P1"><text:span text:style-name="T1">Burnt Area</text:span></text:p>
              </table:table-cell>
              <table:table-cell>
                <text:p text:style-name="P1"><text:span text:style-name="T1">GFED4(s)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8</text:span></text:p>
              </table:table-cell>
              <table:table-cell>
                <text:p text:style-name="P1"><text:span text:style-name="T1">0.67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0.68</text:span></text:p>
              </table:table-cell>
              <table:table-cell>
                <text:p text:style-name="P1"><text:span text:style-name="T1">0.76</text:span></text:p>
              </table:table-cell>
              <table:table-cell>
                <text:p text:style-name="P1"><text:span text:style-name="T1">0.74</text:span></text:p>
              </table:table-cell>
              <table:table-cell>
                <text:p text:style-name="P1"><text:span text:style-name="T1">0.83</text:span></text:p>
              </table:table-cell>
              <table:table-cell>
                <text:p text:style-name="P1"><text:span text:style-name="T1">0.84</text:span></text:p>
              </table:table-cell>
              <table:table-cell>
                <text:p text:style-name="P1"><text:span text:style-name="T1">0.79</text:span></text:p>
              </table:table-cell>
              <table:table-cell>
                <text:p text:style-name="P1"><text:span text:style-name="T1">0.7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>
                <text:p text:style-name="P1"><text:span text:style-name="T1">GFED4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4</text:span></text:p>
              </table:table-cell>
              <table:table-cell>
                <text:p text:style-name="P1"><text:span text:style-name="T1">0.81</text:span></text:p>
              </table:table-cell>
              <table:table-cell>
                <text:p text:style-name="P1"><text:span text:style-name="T1">0.83</text:span></text:p>
              </table:table-cell>
              <table:table-cell>
                <text:p text:style-name="P1"><text:span text:style-name="T1">0.76</text:span></text:p>
              </table:table-cell>
              <table:table-cell>
                <text:p text:style-name="P1"><text:span text:style-name="T1">0.87</text:span></text:p>
              </table:table-cell>
              <table:table-cell>
                <text:p text:style-name="P1"><text:span text:style-name="T1">0.71</text:span></text:p>
              </table:table-cell>
              <table:table-cell>
                <text:p text:style-name="P1"><text:span text:style-name="T1">0.97</text:span></text:p>
              </table:table-cell>
              <table:table-cell>
                <text:p text:style-name="P1"><text:span text:style-name="T1">0.98</text:span></text:p>
              </table:table-cell>
              <table:table-cell>
                <text:p text:style-name="P1"><text:span text:style-name="T1">0.78</text:span></text:p>
              </table:table-cell>
              <table:table-cell>
                <text:p text:style-name="P1"><text:span text:style-name="T1">0.82</text:span></text:p>
              </table:table-cell>
            </table:table-row>
            <table:table-row table:style-name="ro4" table:default-cell-style-name="ce7">
              <table:covered-table-cell/>
              <table:table-cell>
                <text:p text:style-name="P1"><text:span text:style-name="T1">Veg C</text:span></text:p>
              </table:table-cell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2</text:span></text:p>
              </table:table-cell>
              <table:table-cell>
                <text:p text:style-name="P1"><text:span text:style-name="T1">0.73</text:span></text:p>
              </table:table-cell>
              <table:table-cell>
                <text:p text:style-name="P1"><text:span text:style-name="T1">0.89</text:span></text:p>
              </table:table-cell>
              <table:table-cell>
                <text:p text:style-name="P1"><text:span text:style-name="T1">0.89</text:span></text:p>
              </table:table-cell>
              <table:table-cell>
                <text:p text:style-name="P1"><text:span text:style-name="T1">1.35</text:span></text:p>
              </table:table-cell>
              <table:table-cell>
                <text:p text:style-name="P1"><text:span text:style-name="T1">1.3</text:span></text:p>
              </table:table-cell>
              <table:table-cell>
                <text:p text:style-name="P1"><text:span text:style-name="T1">1.27</text:span></text:p>
              </table:table-cell>
              <table:table-cell>
                <text:p text:style-name="P1"><text:span text:style-name="T1">1.3</text:span></text:p>
              </table:table-cell>
              <table:table-cell>
                <text:p text:style-name="P1"><text:span text:style-name="T1">1.27</text:span></text:p>
              </table:table-cell>
              <table:table-cell>
                <text:p text:style-name="P1"><text:span text:style-name="T1">0.73</text:span></text:p>
              </table:table-cell>
            </table:table-row>
            <table:table-row table:style-name="ro5" table:default-cell-style-name="ce7">
              <table:covered-table-cell/>
              <table:table-cell>
                <text:p text:style-name="P1"><text:span text:style-name="T1">Fire C</text:span></text:p>
              </table:table-cell>
              <table:table-cell>
                <text:p text:style-name="P1"><text:span text:style-name="T1">GFAS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2</text:span></text:p>
              </table:table-cell>
              <table:table-cell>
                <text:p text:style-name="P1"><text:span text:style-name="T1">0.82</text:span></text:p>
              </table:table-cell>
              <table:table-cell>
                <text:p text:style-name="P1"><text:span text:style-name="T1">0.93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0.96</text:span></text:p>
              </table:table-cell>
              <table:table-cell>
                <text:p text:style-name="P1"><text:span text:style-name="T1">0.75</text:span></text:p>
              </table:table-cell>
              <table:table-cell>
                <text:p text:style-name="P1"><text:span text:style-name="T1">0.94</text:span></text:p>
              </table:table-cell>
              <table:table-cell>
                <text:p text:style-name="P1"><text:span text:style-name="T1">0.95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1.07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Burnt Area</text:span></text:p>
              </table:table-cell>
              <table:table-cell table:number-rows-spanned="2">
                <text:p text:style-name="P1"><text:span text:style-name="T1">GFED4(s)</text:span></text:p>
              </table:table-cell>
              <table:table-cell>
                <text:p text:style-name="P1"><text:span text:style-name="T1">0.49</text:span></text:p>
              </table:table-cell>
              <table:table-cell>
                <text:p text:style-name="P1"><text:span text:style-name="T1">0.5</text:span></text:p>
              </table:table-cell>
              <table:table-cell>
                <text:p text:style-name="P1"><text:span text:style-name="T1">0.30</text:span></text:p>
              </table:table-cell>
              <table:table-cell>
                <text:p text:style-name="P1"><text:span text:style-name="T1">0.34</text:span></text:p>
              </table:table-cell>
              <table:table-cell>
                <text:p text:style-name="P1"><text:span text:style-name="T1">0.37</text:span></text:p>
              </table:table-cell>
              <table:table-cell>
                <text:p text:style-name="P1"><text:span text:style-name="T1">0.38</text:span></text:p>
              </table:table-cell>
              <table:table-cell/>
              <table:table-cell>
                <text:p text:style-name="P1"><text:span text:style-name="T1">0.31</text:span></text:p>
              </table:table-cell>
              <table:table-cell/>
              <table:table-cell/>
              <table:table-cell>
                <text:p text:style-name="P1"><text:span text:style-name="T1">0.32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6</text:span></text:p>
              </table:table-cell>
              <table:table-cell>
                <text:p text:style-name="P1"><text:span text:style-name="T1">1.08</text:span></text:p>
              </table:table-cell>
              <table:table-cell>
                <text:p text:style-name="P1"><text:span text:style-name="T1">1.20</text:span></text:p>
              </table:table-cell>
              <table:table-cell>
                <text:p text:style-name="P1"><text:span text:style-name="T1">1.73</text:span></text:p>
              </table:table-cell>
              <table:table-cell>
                <text:p text:style-name="P1"><text:span text:style-name="T1">1.35</text:span></text:p>
              </table:table-cell>
              <table:table-cell/>
              <table:table-cell>
                <text:p text:style-name="P1"><text:span text:style-name="T1">1.05</text:span></text:p>
              </table:table-cell>
              <table:table-cell/>
              <table:table-cell/>
              <table:table-cell>
                <text:p text:style-name="P1"><text:span text:style-name="T1">1.12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Fire C</text:span></text:p>
              </table:table-cell>
              <table:table-cell table:number-rows-spanned="2">
                <text:p text:style-name="P1"><text:span text:style-name="T1">GFAS</text:span></text:p>
              </table:table-cell>
              <table:table-cell>
                <text:p text:style-name="P1"><text:span text:style-name="T1">0.57</text:span></text:p>
              </table:table-cell>
              <table:table-cell>
                <text:p text:style-name="P1"><text:span text:style-name="T1">0.47</text:span></text:p>
              </table:table-cell>
              <table:table-cell>
                <text:p text:style-name="P1"><text:span text:style-name="T1">0.42</text:span></text:p>
              </table:table-cell>
              <table:table-cell>
                <text:p text:style-name="P1"><text:span text:style-name="T1">0.50</text:span></text:p>
              </table:table-cell>
              <table:table-cell>
                <text:p text:style-name="P1"><text:span text:style-name="T1">0.49</text:span></text:p>
              </table:table-cell>
              <table:table-cell>
                <text:p text:style-name="P1"><text:span text:style-name="T1">0.47</text:span></text:p>
              </table:table-cell>
              <table:table-cell/>
              <table:table-cell>
                <text:p text:style-name="P1"><text:span text:style-name="T1">0.37</text:span></text:p>
              </table:table-cell>
              <table:table-cell/>
              <table:table-cell/>
              <table:table-cell>
                <text:p text:style-name="P1"><text:span text:style-name="T1">0.37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6</text:span></text:p>
              </table:table-cell>
              <table:table-cell>
                <text:p text:style-name="P1"><text:span text:style-name="T1">1.15</text:span></text:p>
              </table:table-cell>
              <table:table-cell>
                <text:p text:style-name="P1"><text:span text:style-name="T1">1.78</text:span></text:p>
              </table:table-cell>
              <table:table-cell>
                <text:p text:style-name="P1"><text:span text:style-name="T1">1.81</text:span></text:p>
              </table:table-cell>
              <table:table-cell>
                <text:p text:style-name="P1"><text:span text:style-name="T1">1.45</text:span></text:p>
              </table:table-cell>
              <table:table-cell/>
              <table:table-cell>
                <text:p text:style-name="P1"><text:span text:style-name="T1">1.21</text:span></text:p>
              </table:table-cell>
              <table:table-cell/>
              <table:table-cell/>
              <table:table-cell>
                <text:p text:style-name="P1"><text:span text:style-name="T1">1.15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3" draw:layer="layout" svg:width="2.4cm" svg:height="15.532cm" svg:x="16cm" svg:y="0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29.896cm" svg:height="19.638cm" svg:x="0.903cm" svg:y="0.8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8">
              <table:table-cell/>
              <table:table-cell/>
              <table:table-cell/>
              <table:table-cell>
                <text:p text:style-name="P1"><text:span text:style-name="T1">mean</text:span></text:p>
              </table:table-cell>
              <table:table-cell>
                <text:p text:style-name="P1"><text:span text:style-name="T1">RR</text:span></text:p>
              </table:table-cell>
              <table:table-cell>
                <text:p text:style-name="P1"><text:span text:style-name="T1">Model Ensemble</text:span></text:p>
              </table:table-cell>
              <table:table-cell>
                <text:p text:style-name="P1"><text:span text:style-name="T1">JULES</text:span></text:p>
                <text:p text:style-name="P1"><text:span text:style-name="T1">INFERNO </text:span></text:p>
              </table:table-cell>
            </table:table-row>
            <table:table-row table:style-name="ro3" table:default-cell-style-name="ce9">
              <table:table-cell table:number-rows-spanned="4"/>
              <table:table-cell table:number-rows-spanned="2">
                <text:p text:style-name="P1"><text:span text:style-name="T1">Burnt Area</text:span></text:p>
              </table:table-cell>
              <table:table-cell>
                <text:p text:style-name="P1"><text:span text:style-name="T1">GFED4(s)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8</text:span></text:p>
              </table:table-cell>
              <table:table-cell>
                <text:p text:style-name="P1"><text:span text:style-name="T1">0.67-0.84</text:span></text:p>
                <text:p text:style-name="P1"><text:span text:style-name="T1">(0.68-0.84)</text:span></text:p>
              </table:table-cell>
              <table:table-cell>
                <text:p text:style-name="P1"><text:span text:style-name="T1">0.68</text:span></text:p>
              </table:table-cell>
            </table:table-row>
            <table:table-row table:style-name="ro4" table:default-cell-style-name="ce9">
              <table:covered-table-cell/>
              <table:covered-table-cell/>
              <table:table-cell>
                <text:p text:style-name="P1"><text:span text:style-name="T1">GFED4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4</text:span></text:p>
              </table:table-cell>
              <table:table-cell>
                <text:p text:style-name="P1"><text:span text:style-name="T1">0.71-0.98</text:span></text:p>
                <text:p text:style-name="P1"><text:span text:style-name="T1">(0.71-0.98)</text:span></text:p>
              </table:table-cell>
              <table:table-cell>
                <text:p text:style-name="P1"><text:span text:style-name="T1">0.76</text:span></text:p>
              </table:table-cell>
            </table:table-row>
            <table:table-row table:style-name="ro4" table:default-cell-style-name="ce9">
              <table:covered-table-cell/>
              <table:table-cell>
                <text:p text:style-name="P1"><text:span text:style-name="T1">Vegetation Carbon</text:span></text:p>
              </table:table-cell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2</text:span></text:p>
              </table:table-cell>
              <table:table-cell>
                <text:p text:style-name="P1"><text:span text:style-name="T1">0.73-1.35</text:span></text:p>
                <text:p text:style-name="P1"><text:span text:style-name="T1">(0.89-1.35)</text:span></text:p>
              </table:table-cell>
              <table:table-cell>
                <text:p text:style-name="P1"><text:span text:style-name="T1">0.89</text:span></text:p>
              </table:table-cell>
            </table:table-row>
            <table:table-row table:style-name="ro5" table:default-cell-style-name="ce9">
              <table:covered-table-cell/>
              <table:table-cell>
                <text:p text:style-name="P1"><text:span text:style-name="T1">Fire Carbon</text:span></text:p>
              </table:table-cell>
              <table:table-cell>
                <text:p text:style-name="P1"><text:span text:style-name="T1">GFAS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2</text:span></text:p>
              </table:table-cell>
              <table:table-cell>
                <text:p text:style-name="P1"><text:span text:style-name="T1">0.77-1.07</text:span></text:p>
                <text:p text:style-name="P1"><text:span text:style-name="T1">(0.77-0.95)</text:span></text:p>
              </table:table-cell>
              <table:table-cell>
                <text:p text:style-name="P1"><text:span text:style-name="T1">0.77</text:span></text:p>
              </table:table-cell>
            </table:table-row>
            <table:table-row table:style-name="ro4" table:default-cell-style-name="ce9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Burnt Area</text:span></text:p>
              </table:table-cell>
              <table:table-cell table:number-rows-spanned="2">
                <text:p text:style-name="P1"><text:span text:style-name="T1">GFED4(s)</text:span></text:p>
              </table:table-cell>
              <table:table-cell>
                <text:p text:style-name="P1"><text:span text:style-name="T1">0.49</text:span></text:p>
              </table:table-cell>
              <table:table-cell>
                <text:p text:style-name="P1"><text:span text:style-name="T1">0.5</text:span></text:p>
              </table:table-cell>
              <table:table-cell table:style-name="ce10">
                <text:p text:style-name="P4"><text:span text:style-name="T1">0.30-0.38</text:span></text:p>
                <text:p text:style-name="P4"><text:span text:style-name="T1">(0.31-0.37)</text:span></text:p>
              </table:table-cell>
              <table:table-cell>
                <text:p text:style-name="P1"><text:span text:style-name="T1">0.37</text:span></text:p>
              </table:table-cell>
            </table:table-row>
            <table:table-row table:style-name="ro4" table:default-cell-style-name="ce9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62</text:span></text:p>
              </table:table-cell>
              <table:table-cell table:style-name="ce10">
                <text:p text:style-name="P4"><text:span text:style-name="T1">1.05-1.73</text:span></text:p>
                <text:p text:style-name="P4"><text:span text:style-name="T1">(1.05-1.73)</text:span></text:p>
              </table:table-cell>
              <table:table-cell>
                <text:p text:style-name="P1"><text:span text:style-name="T1">1.73</text:span></text:p>
              </table:table-cell>
            </table:table-row>
            <table:table-row table:style-name="ro4" table:default-cell-style-name="ce9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Fire Carbon</text:span></text:p>
              </table:table-cell>
              <table:table-cell table:number-rows-spanned="2">
                <text:p text:style-name="P1"><text:span text:style-name="T1">GFAS</text:span></text:p>
              </table:table-cell>
              <table:table-cell>
                <text:p text:style-name="P1"><text:span text:style-name="T1">0.57</text:span></text:p>
              </table:table-cell>
              <table:table-cell>
                <text:p text:style-name="P1"><text:span text:style-name="T1">0.47</text:span></text:p>
              </table:table-cell>
              <table:table-cell>
                <text:p text:style-name="P1"><text:span text:style-name="T1">0.42-0.50</text:span></text:p>
                <text:p text:style-name="P1"><text:span text:style-name="T1">(0.37-0.49)</text:span></text:p>
              </table:table-cell>
              <table:table-cell>
                <text:p text:style-name="P1"><text:span text:style-name="T1">0.49</text:span></text:p>
              </table:table-cell>
            </table:table-row>
            <table:table-row table:style-name="ro6" table:default-cell-style-name="ce9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6</text:span></text:p>
              </table:table-cell>
              <table:table-cell>
                <text:p text:style-name="P1"><text:span text:style-name="T1">1.15-1.81</text:span></text:p>
                <text:p text:style-name="P1"><text:span text:style-name="T1">(1.21-1.81)</text:span></text:p>
              </table:table-cell>
              <table:table-cell>
                <text:p text:style-name="P1"><text:span text:style-name="T1">1.8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>
                <text:p text:style-name="P1"><text:span text:style-name="T6">0.68</text:span></text:p>
              </table:table-cell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>
                <text:p text:style-name="P1"><text:span text:style-name="T6">0.76</text:span></text:p>
              </table:table-cell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>
                <text:p text:style-name="P1"><text:span text:style-name="T6">0.89</text:span></text:p>
              </table:table-cell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>
                <text:p text:style-name="P1"><text:span text:style-name="T6">0.77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>
                <text:p text:style-name="P1"><text:span text:style-name="T6">0.37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>
                <text:p text:style-name="P1"><text:span text:style-name="T6">1.73</text:span></text:p>
              </table:table-cell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>
                <text:p text:style-name="P1"><text:span text:style-name="T6">0.49</text:span></text:p>
              </table:table-cell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>
                <text:p text:style-name="P1"><text:span text:style-name="T6">1.8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>
                <text:p text:style-name="P1"><text:span text:style-name="T6">0.89</text:span></text:p>
              </table:table-cell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>
                <text:p text:style-name="P1"><text:span text:style-name="T6">0.77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>
                <text:p text:style-name="P1"><text:span text:style-name="T6">0.37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>
                <text:p text:style-name="P1"><text:span text:style-name="T6">1.73</text:span></text:p>
              </table:table-cell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>
                <text:p text:style-name="P1"><text:span text:style-name="T6">0.49</text:span></text:p>
              </table:table-cell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>
                <text:p text:style-name="P1"><text:span text:style-name="T6">1.8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5" draw:layer="layout" svg:width="2.115cm" svg:height="2.115cm" svg:x="27.6cm" svg:y="2.5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4.785cm">
          <draw:image xlink:href="Pictures/10000201000000500000005093B5FF025739B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/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/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>
                <text:p text:style-name="P1"><text:span text:style-name="T6">0.37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>
                <text:p text:style-name="P1"><text:span text:style-name="T6">1.73</text:span></text:p>
              </table:table-cell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>
                <text:p text:style-name="P1"><text:span text:style-name="T6">0.49</text:span></text:p>
              </table:table-cell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>
                <text:p text:style-name="P1"><text:span text:style-name="T6">1.8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5" draw:layer="layout" svg:width="2.115cm" svg:height="2.115cm" svg:x="27.6cm" svg:y="2.5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1cm" svg:y="7.186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2cm" svg:y="9.487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4.785cm">
          <draw:image xlink:href="Pictures/10000201000000500000005093B5FF025739B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/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/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/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>
                <text:p text:style-name="P1"><text:span text:style-name="T6">1.73</text:span></text:p>
              </table:table-cell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/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>
                <text:p text:style-name="P1"><text:span text:style-name="T6">1.8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5" draw:layer="layout" svg:width="2.115cm" svg:height="2.115cm" svg:x="27.6cm" svg:y="2.5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1cm" svg:y="7.186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2cm" svg:y="9.487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4.785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1.785cm">
          <draw:image xlink:href="Pictures/100002010000005000000050A41852D160B82681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6.385cm">
          <draw:image xlink:href="Pictures/1000020100000050000000507B648D12F017B9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/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/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/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/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/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" draw:text-style-name="P5" draw:layer="layout" svg:width="2.115cm" svg:height="2.115cm" svg:x="27.6cm" svg:y="2.5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1cm" svg:y="7.186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2cm" svg:y="9.487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4.785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1.785cm">
          <draw:image xlink:href="Pictures/100002010000005000000050A41852D160B82681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6.385cm">
          <draw:image xlink:href="Pictures/1000020100000050000000507B648D12F017B998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4.1cm">
          <draw:image xlink:href="Pictures/1000020100000050000000505C7FA6528E295FCD.png" xlink:type="simple" xlink:show="embed" xlink:actuate="onLoad">
            <text:p/>
          </draw:image>
        </draw:frame>
        <draw:frame draw:style-name="gr3" draw:text-style-name="P5" draw:layer="layout" svg:width="2.115cm" svg:height="2.115cm" svg:x="27.601cm" svg:y="18.601cm">
          <draw:image xlink:href="Pictures/1000020100000050000000505C7FA6528E295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/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/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/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/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/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frame draw:style-name="gr3" draw:text-style-name="P5" draw:layer="layout" svg:width="2.115cm" svg:height="2.115cm" svg:x="27.6cm" svg:y="2.5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1cm" svg:y="7.186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2cm" svg:y="9.487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4.785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1.785cm">
          <draw:image xlink:href="Pictures/100002010000005000000050A41852D160B82681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6.385cm">
          <draw:image xlink:href="Pictures/1000020100000050000000507B648D12F017B998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4.1cm">
          <draw:image xlink:href="Pictures/1000020100000050000000505C7FA6528E295FCD.png" xlink:type="simple" xlink:show="embed" xlink:actuate="onLoad">
            <text:p/>
          </draw:image>
        </draw:frame>
        <draw:frame draw:style-name="gr3" draw:text-style-name="P5" draw:layer="layout" svg:width="2.115cm" svg:height="2.115cm" svg:x="27.601cm" svg:y="18.601cm">
          <draw:image xlink:href="Pictures/1000020100000050000000505C7FA6528E295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standard" draw:layer="layout" svg:width="4.686cm" svg:height="12.48cm" svg:x="2.2cm" svg:y="2.06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9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</table:table-cell>
              <table:table-cell/>
            </table:table-row>
            <table:table-row table:style-name="ro10" table:default-cell-style-name="ce14">
              <table:table-cell>
                <text:p text:style-name="P6"><text:span text:style-name="T6">Veg C</text:span></text:p>
                <text:p text:style-name="P6"><text:span text:style-name="T6"/></text:p>
              </table:table-cell>
              <table:table-cell/>
            </table:table-row>
            <table:table-row table:style-name="ro11" table:default-cell-style-name="ce14">
              <table:table-cell>
                <text:p text:style-name="P6"><text:span text:style-name="T6">Fire C</text:span></text:p>
                <text:p text:style-name="P6"><text:span text:style-name="T6"/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  <text:p text:style-name="P6"><text:span text:style-name="T6">Season</text:span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Fire C.</text:span></text:p>
                <text:p text:style-name="P6"><text:span text:style-name="T6">Season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text-style-name="P5" draw:layer="layout" svg:width="2.115cm" svg:height="2.115cm" svg:x="4.683cm" svg:y="2.2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4cm" svg:y="6.801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3cm" svg:y="4.4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4.8cm" svg:y="9.485cm">
          <draw:image xlink:href="Pictures/1000020100000050000000507B648D12F017B998.png" xlink:type="simple" xlink:show="embed" xlink:actuate="onLoad">
            <text:p/>
          </draw:image>
        </draw:frame>
        <draw:frame draw:style-name="gr3" draw:text-style-name="P5" draw:layer="layout" svg:width="2.115cm" svg:height="2.115cm" svg:x="4.785cm" svg:y="12.3cm">
          <draw:image xlink:href="Pictures/1000020100000050000000505C7FA6528E295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standard" draw:layer="layout" svg:width="4.686cm" svg:height="12.48cm" svg:x="2.2cm" svg:y="2.06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9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</table:table-cell>
              <table:table-cell/>
            </table:table-row>
            <table:table-row table:style-name="ro10" table:default-cell-style-name="ce14">
              <table:table-cell>
                <text:p text:style-name="P6"><text:span text:style-name="T6">Veg C</text:span></text:p>
                <text:p text:style-name="P6"><text:span text:style-name="T6"/></text:p>
              </table:table-cell>
              <table:table-cell/>
            </table:table-row>
            <table:table-row table:style-name="ro11" table:default-cell-style-name="ce14">
              <table:table-cell>
                <text:p text:style-name="P6"><text:span text:style-name="T6">Fire C</text:span></text:p>
                <text:p text:style-name="P6"><text:span text:style-name="T6"/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  <text:p text:style-name="P6"><text:span text:style-name="T6">Season</text:span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Fire C.</text:span></text:p>
                <text:p text:style-name="P6"><text:span text:style-name="T6">Season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3" draw:text-style-name="P5" draw:layer="layout" svg:width="2.115cm" svg:height="2.115cm" svg:x="4.683cm" svg:y="2.2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4cm" svg:y="6.801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3cm" svg:y="4.4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4.8cm" svg:y="9.485cm">
          <draw:image xlink:href="Pictures/1000020100000050000000507B648D12F017B998.png" xlink:type="simple" xlink:show="embed" xlink:actuate="onLoad">
            <text:p/>
          </draw:image>
        </draw:frame>
        <draw:frame draw:style-name="gr3" draw:text-style-name="P5" draw:layer="layout" svg:width="2.115cm" svg:height="2.115cm" svg:x="4.785cm" svg:y="12.3cm">
          <draw:image xlink:href="Pictures/1000020100000050000000505C7FA6528E295FCD.png" xlink:type="simple" xlink:show="embed" xlink:actuate="onLoad">
            <text:p/>
          </draw:image>
        </draw:frame>
        <draw:custom-shape draw:style-name="gr4" draw:text-style-name="P8" draw:layer="layout" svg:width="5.2cm" svg:height="10.6cm" svg:x="2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standard" draw:layer="layout" svg:width="4.686cm" svg:height="12.48cm" svg:x="2.2cm" svg:y="2.06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9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</table:table-cell>
              <table:table-cell/>
            </table:table-row>
            <table:table-row table:style-name="ro10" table:default-cell-style-name="ce14">
              <table:table-cell>
                <text:p text:style-name="P6"><text:span text:style-name="T6">Veg C</text:span></text:p>
                <text:p text:style-name="P6"><text:span text:style-name="T6"/></text:p>
              </table:table-cell>
              <table:table-cell/>
            </table:table-row>
            <table:table-row table:style-name="ro11" table:default-cell-style-name="ce14">
              <table:table-cell>
                <text:p text:style-name="P6"><text:span text:style-name="T6">Fire C</text:span></text:p>
                <text:p text:style-name="P6"><text:span text:style-name="T6"/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  <text:p text:style-name="P6"><text:span text:style-name="T6">Season</text:span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Fire C.</text:span></text:p>
                <text:p text:style-name="P6"><text:span text:style-name="T6">Season</text:span>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3" draw:text-style-name="P5" draw:layer="layout" svg:width="2.115cm" svg:height="2.115cm" svg:x="4.683cm" svg:y="2.2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4cm" svg:y="6.801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3cm" svg:y="4.4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4.8cm" svg:y="9.485cm">
          <draw:image xlink:href="Pictures/1000020100000050000000507B648D12F017B998.png" xlink:type="simple" xlink:show="embed" xlink:actuate="onLoad">
            <text:p/>
          </draw:image>
        </draw:frame>
        <draw:frame draw:style-name="gr3" draw:text-style-name="P5" draw:layer="layout" svg:width="2.115cm" svg:height="2.115cm" svg:x="4.785cm" svg:y="12.3cm">
          <draw:image xlink:href="Pictures/1000020100000050000000505C7FA6528E295FCD.png" xlink:type="simple" xlink:show="embed" xlink:actuate="onLoad">
            <text:p/>
          </draw:image>
        </draw:frame>
        <draw:custom-shape draw:style-name="gr5" draw:text-style-name="P8" draw:layer="layout" svg:width="5.2cm" svg:height="8.2cm" svg:x="2cm" svg:y="6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standard" draw:layer="layout" svg:width="4.686cm" svg:height="12.48cm" svg:x="2.2cm" svg:y="2.06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9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</table:table-cell>
              <table:table-cell/>
            </table:table-row>
            <table:table-row table:style-name="ro10" table:default-cell-style-name="ce14">
              <table:table-cell>
                <text:p text:style-name="P6"><text:span text:style-name="T6">Veg C</text:span></text:p>
                <text:p text:style-name="P6"><text:span text:style-name="T6"/></text:p>
              </table:table-cell>
              <table:table-cell/>
            </table:table-row>
            <table:table-row table:style-name="ro11" table:default-cell-style-name="ce14">
              <table:table-cell>
                <text:p text:style-name="P6"><text:span text:style-name="T6">Fire C</text:span></text:p>
                <text:p text:style-name="P6"><text:span text:style-name="T6"/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  <text:p text:style-name="P6"><text:span text:style-name="T6">Season</text:span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Fire C.</text:span></text:p>
                <text:p text:style-name="P6"><text:span text:style-name="T6">Season</text:span>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3" draw:text-style-name="P5" draw:layer="layout" svg:width="2.115cm" svg:height="2.115cm" svg:x="4.683cm" svg:y="2.2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4cm" svg:y="6.801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3cm" svg:y="4.4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4.8cm" svg:y="9.485cm">
          <draw:image xlink:href="Pictures/1000020100000050000000507B648D12F017B998.png" xlink:type="simple" xlink:show="embed" xlink:actuate="onLoad">
            <text:p/>
          </draw:image>
        </draw:frame>
        <draw:frame draw:style-name="gr3" draw:text-style-name="P5" draw:layer="layout" svg:width="2.115cm" svg:height="2.115cm" svg:x="4.785cm" svg:y="12.3cm">
          <draw:image xlink:href="Pictures/1000020100000050000000505C7FA6528E295FCD.png" xlink:type="simple" xlink:show="embed" xlink:actuate="onLoad">
            <text:p/>
          </draw:image>
        </draw:frame>
        <draw:custom-shape draw:style-name="gr6" draw:text-style-name="P8" draw:layer="layout" svg:width="5.2cm" svg:height="6.084cm" svg:x="2cm" svg:y="9.0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standard" draw:layer="layout" svg:width="4.686cm" svg:height="12.48cm" svg:x="2.2cm" svg:y="2.06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9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</table:table-cell>
              <table:table-cell/>
            </table:table-row>
            <table:table-row table:style-name="ro10" table:default-cell-style-name="ce14">
              <table:table-cell>
                <text:p text:style-name="P6"><text:span text:style-name="T6">Veg C</text:span></text:p>
                <text:p text:style-name="P6"><text:span text:style-name="T6"/></text:p>
              </table:table-cell>
              <table:table-cell/>
            </table:table-row>
            <table:table-row table:style-name="ro11" table:default-cell-style-name="ce14">
              <table:table-cell>
                <text:p text:style-name="P6"><text:span text:style-name="T6">Fire C</text:span></text:p>
                <text:p text:style-name="P6"><text:span text:style-name="T6"/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  <text:p text:style-name="P6"><text:span text:style-name="T6">Season</text:span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Fire C.</text:span></text:p>
                <text:p text:style-name="P6"><text:span text:style-name="T6">Season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3" draw:text-style-name="P5" draw:layer="layout" svg:width="2.115cm" svg:height="2.115cm" svg:x="4.683cm" svg:y="2.2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4cm" svg:y="6.801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3cm" svg:y="4.4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4.8cm" svg:y="9.485cm">
          <draw:image xlink:href="Pictures/1000020100000050000000507B648D12F017B998.png" xlink:type="simple" xlink:show="embed" xlink:actuate="onLoad">
            <text:p/>
          </draw:image>
        </draw:frame>
        <draw:frame draw:style-name="gr3" draw:text-style-name="P5" draw:layer="layout" svg:width="2.115cm" svg:height="2.115cm" svg:x="4.785cm" svg:y="12.3cm">
          <draw:image xlink:href="Pictures/1000020100000050000000505C7FA6528E295FCD.png" xlink:type="simple" xlink:show="embed" xlink:actuate="onLoad">
            <text:p/>
          </draw:image>
        </draw:frame>
        <draw:custom-shape draw:style-name="gr6" draw:text-style-name="P8" draw:layer="layout" svg:width="5.2cm" svg:height="6.084cm" svg:x="2cm" svg:y="12.3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cm" svg:height="7.5cm" svg:x="2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standard" draw:layer="layout" svg:width="4.686cm" svg:height="12.48cm" svg:x="2.2cm" svg:y="2.06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9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</table:table-cell>
              <table:table-cell/>
            </table:table-row>
            <table:table-row table:style-name="ro10" table:default-cell-style-name="ce14">
              <table:table-cell>
                <text:p text:style-name="P6"><text:span text:style-name="T6">Veg C</text:span></text:p>
                <text:p text:style-name="P6"><text:span text:style-name="T6"/></text:p>
              </table:table-cell>
              <table:table-cell/>
            </table:table-row>
            <table:table-row table:style-name="ro11" table:default-cell-style-name="ce14">
              <table:table-cell>
                <text:p text:style-name="P6"><text:span text:style-name="T6">Fire C</text:span></text:p>
                <text:p text:style-name="P6"><text:span text:style-name="T6"/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Burnt</text:span><text:span text:style-name="T6"><text:line-break/></text:span><text:span text:style-name="T6">Area</text:span></text:p>
                <text:p text:style-name="P6"><text:span text:style-name="T6">Season</text:span></text:p>
              </table:table-cell>
              <table:table-cell/>
            </table:table-row>
            <table:table-row table:style-name="ro4" table:default-cell-style-name="ce14">
              <table:table-cell>
                <text:p text:style-name="P6"><text:span text:style-name="T6">Fire C.</text:span></text:p>
                <text:p text:style-name="P6"><text:span text:style-name="T6">Season</text:span>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3" draw:text-style-name="P5" draw:layer="layout" svg:width="2.115cm" svg:height="2.115cm" svg:x="4.683cm" svg:y="2.2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4cm" svg:y="6.801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4.683cm" svg:y="4.4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4.8cm" svg:y="9.485cm">
          <draw:image xlink:href="Pictures/1000020100000050000000507B648D12F017B998.png" xlink:type="simple" xlink:show="embed" xlink:actuate="onLoad">
            <text:p/>
          </draw:image>
        </draw:frame>
        <draw:frame draw:style-name="gr3" draw:text-style-name="P5" draw:layer="layout" svg:width="2.115cm" svg:height="2.115cm" svg:x="4.785cm" svg:y="12.3cm">
          <draw:image xlink:href="Pictures/1000020100000050000000505C7FA6528E295FCD.png" xlink:type="simple" xlink:show="embed" xlink:actuate="onLoad">
            <text:p/>
          </draw:image>
        </draw:frame>
        <draw:custom-shape draw:style-name="gr4" draw:text-style-name="P8" draw:layer="layout" svg:width="5.2cm" svg:height="10.6cm" svg:x="2cm" svg:y="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Rokkitt SemiBold" svg:font-family="'Rokkitt SemiBold'" style:font-family-generic="modern" style:font-pitch="variable"/>
    <style:font-face style:name="Rokkitt SemiBold1" svg:font-family="'Rokkitt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05cm" svg:x="1cm" svg:y="3.32cm"/>
      <draw:page-thumbnail draw:layer="backgroundobjects" svg:width="8.999cm" svg:height="5.905cm" svg:x="1cm" svg:y="11.896cm"/>
      <draw:page-thumbnail draw:layer="backgroundobjects" svg:width="8.999cm" svg:height="5.905cm" svg:x="1cm" svg:y="20.472cm"/>
      <draw:page-thumbnail draw:layer="backgroundobjects" svg:width="8.999cm" svg:height="5.905cm" svg:x="11cm" svg:y="3.32cm"/>
      <draw:page-thumbnail draw:layer="backgroundobjects" svg:width="8.999cm" svg:height="5.905cm" svg:x="11cm" svg:y="11.896cm"/>
      <draw:page-thumbnail draw:layer="backgroundobjects" svg:width="8.999cm" svg:height="5.905cm" svg:x="11cm" svg:y="20.472cm"/>
    </style:handout-master>
    <style:master-page style:name="Default" style:page-layout-name="PM1" draw:style-name="Mdp1">
      <draw:frame presentation:style-name="Default-title" draw:layer="backgroundobjects" svg:width="28.799cm" svg:height="3.506cm" svg:x="1.6cm" svg:y="0.837cm" presentation:class="title" presentation:placeholder="true">
        <draw:text-box/>
      </draw:frame>
      <draw:frame presentation:style-name="Default-outline1" draw:layer="backgroundobjects" svg:width="28.799cm" svg:height="12.179cm" svg:x="1.6cm" svg:y="4.914cm" presentation:class="outline" presentation:placeholder="true">
        <draw:text-box/>
      </draw:frame>
      <draw:frame presentation:style-name="Mpr1" draw:text-style-name="MP2" draw:layer="backgroundobjects" svg:width="7.455cm" svg:height="1.448cm" svg:x="1.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448cm" svg:x="10.944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448cm" svg:x="22.94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1:22:23.647000000</meta:creation-date>
    <dc:date>2017-06-26T13:56:37.442000000</dc:date>
    <meta:editing-duration>PT19H44M9S</meta:editing-duration>
    <meta:editing-cycles>31</meta:editing-cycles>
    <meta:generator>LibreOffice/5.2.3.3$Windows_x86 LibreOffice_project/d54a8868f08a7b39642414cf2c8ef2f228f780cf</meta:generator>
    <meta:document-statistic meta:object-count="131"/>
  </office:meta>
</office:document-meta>
</file>